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ter1" svg:font-family="Inter" style:font-pitch="variable"/>
    <style:font-face style:name="Inter" svg:font-family="Inter" style:font-adornments="Bold" style:font-pitch="variable"/>
    <style:font-face style:name="Inter Extra Bold" svg:font-family="'Inter Extra Bold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 style:master-page-name="Standard">
      <style:table-properties style:width="7.5in" fo:margin-top="0in" fo:margin-bottom="0in" style:page-number="1" fo:break-before="auto" fo:break-after="auto" table:align="center"/>
    </style:style>
    <style:style style:name="Table2.A" style:family="table-column">
      <style:table-column-properties style:column-width="4.125in"/>
    </style:style>
    <style:style style:name="Table2.B" style:family="table-column">
      <style:table-column-properties style:column-width="0.1236in"/>
    </style:style>
    <style:style style:name="Table2.C" style:family="table-column">
      <style:table-column-properties style:column-width="1.4611in"/>
    </style:style>
    <style:style style:name="Table2.D" style:family="table-column">
      <style:table-column-properties style:column-width="0.2278in"/>
    </style:style>
    <style:style style:name="Table2.E" style:family="table-column">
      <style:table-column-properties style:column-width="1.5625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middle" fo:padding-left="0in" fo:padding-right="0in" fo:padding-top="0.0201in" fo:padding-bottom="0.0201in" fo:border="none"/>
    </style:style>
    <style:style style:name="Table5" style:family="table">
      <style:table-properties style:width="7.5in" fo:margin-top="0in" fo:margin-bottom="0in" table:align="center"/>
    </style:style>
    <style:style style:name="Table5.A" style:family="table-column">
      <style:table-column-properties style:column-width="0.9507in"/>
    </style:style>
    <style:style style:name="Table5.B" style:family="table-column">
      <style:table-column-properties style:column-width="4.2264in"/>
    </style:style>
    <style:style style:name="Table5.C" style:family="table-column">
      <style:table-column-properties style:column-width="2.3229in"/>
    </style:style>
    <style:style style:name="Table5.1" style:family="table-row">
      <style:table-row-properties style:min-row-height="0.0653in" fo:keep-together="auto"/>
    </style:style>
    <style:style style:name="Table5.A1" style:family="table-cell">
      <style:table-cell-properties style:vertical-align="" fo:padding-left="0in" fo:padding-right="0.0799in" fo:padding-top="0.2in" fo:padding-bottom="0in" fo:border="none"/>
    </style:style>
    <style:style style:name="Table5.C1" style:family="table-cell">
      <style:table-cell-properties style:vertical-align="bottom" fo:padding-left="0in" fo:padding-right="0.0799in" fo:padding-top="0.2in" fo:padding-bottom="0in" fo:border="none"/>
    </style:style>
    <style:style style:name="Table10" style:family="table">
      <style:table-properties style:width="7.5in" fo:margin-top="0in" fo:margin-bottom="0in" table:align="center"/>
    </style:style>
    <style:style style:name="Table10.A" style:family="table-column">
      <style:table-column-properties style:column-width="0.9507in"/>
    </style:style>
    <style:style style:name="Table10.B" style:family="table-column">
      <style:table-column-properties style:column-width="6.5493in"/>
    </style:style>
    <style:style style:name="Table10.1" style:family="table-row">
      <style:table-row-properties style:min-row-height="0.0653in" fo:keep-together="auto"/>
    </style:style>
    <style:style style:name="Table10.A1" style:family="table-cell">
      <style:table-cell-properties style:vertical-align="" fo:padding-left="0in" fo:padding-right="0.0799in" fo:padding-top="0.0201in" fo:padding-bottom="0in" fo:border="none"/>
    </style:style>
    <style:style style:name="Table6" style:family="table">
      <style:table-properties style:width="7.5in" fo:margin-top="0in" fo:margin-bottom="0in" table:align="center"/>
    </style:style>
    <style:style style:name="Table6.A" style:family="table-column">
      <style:table-column-properties style:column-width="0.9507in"/>
    </style:style>
    <style:style style:name="Table6.B" style:family="table-column">
      <style:table-column-properties style:column-width="4.9215in"/>
    </style:style>
    <style:style style:name="Table6.C" style:family="table-column">
      <style:table-column-properties style:column-width="1.6278in"/>
    </style:style>
    <style:style style:name="Table6.1" style:family="table-row">
      <style:table-row-properties style:min-row-height="0.0653in" fo:keep-together="auto"/>
    </style:style>
    <style:style style:name="Table6.A1" style:family="table-cell">
      <style:table-cell-properties style:vertical-align="" fo:padding-left="0in" fo:padding-right="0.0799in" fo:padding-top="0.2in" fo:padding-bottom="0in" fo:border="none"/>
    </style:style>
    <style:style style:name="Table6.C1" style:family="table-cell">
      <style:table-cell-properties style:vertical-align="bottom" fo:padding-left="0in" fo:padding-right="0.0799in" fo:padding-top="0.2in" fo:padding-bottom="0in" fo:border="none"/>
    </style:style>
    <style:style style:name="Table1" style:family="table">
      <style:table-properties style:width="7.5in" fo:margin-top="0in" fo:margin-bottom="0in" table:align="center"/>
    </style:style>
    <style:style style:name="Table1.A" style:family="table-column">
      <style:table-column-properties style:column-width="0.9507in"/>
    </style:style>
    <style:style style:name="Table1.B" style:family="table-column">
      <style:table-column-properties style:column-width="6.5493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in" fo:padding-right="0.0799in" fo:padding-top="0in" fo:padding-bottom="0in" fo:border="none"/>
    </style:style>
    <style:style style:name="Table9" style:family="table">
      <style:table-properties style:width="7.5in" fo:margin-top="0in" fo:margin-bottom="0in" table:align="center"/>
    </style:style>
    <style:style style:name="Table9.A" style:family="table-column">
      <style:table-column-properties style:column-width="0.9507in"/>
    </style:style>
    <style:style style:name="Table9.B" style:family="table-column">
      <style:table-column-properties style:column-width="4.8181in"/>
    </style:style>
    <style:style style:name="Table9.C" style:family="table-column">
      <style:table-column-properties style:column-width="1.7313in"/>
    </style:style>
    <style:style style:name="Table9.1" style:family="table-row">
      <style:table-row-properties style:min-row-height="0.0653in" fo:keep-together="auto"/>
    </style:style>
    <style:style style:name="Table9.A1" style:family="table-cell">
      <style:table-cell-properties style:vertical-align="" fo:padding-left="0in" fo:padding-right="0.0799in" fo:padding-top="0.1in" fo:padding-bottom="0in" fo:border="none"/>
    </style:style>
    <style:style style:name="Table9.C1" style:family="table-cell">
      <style:table-cell-properties style:vertical-align="bottom" fo:padding-left="0in" fo:padding-right="0.0799in" fo:padding-top="0.1in" fo:padding-bottom="0in" fo:border="none"/>
    </style:style>
    <style:style style:name="Table14" style:family="table">
      <style:table-properties style:width="7.5in" fo:margin-top="0in" fo:margin-bottom="0in" table:align="center"/>
    </style:style>
    <style:style style:name="Table14.A" style:family="table-column">
      <style:table-column-properties style:column-width="0.9507in"/>
    </style:style>
    <style:style style:name="Table14.B" style:family="table-column">
      <style:table-column-properties style:column-width="6.5493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in" fo:padding-right="0.0799in" fo:padding-top="0in" fo:padding-bottom="0in" fo:border="none"/>
    </style:style>
    <style:style style:name="Table3" style:family="table">
      <style:table-properties style:width="7.5in" fo:margin-top="0in" fo:margin-bottom="0in" table:align="center"/>
    </style:style>
    <style:style style:name="Table3.A" style:family="table-column">
      <style:table-column-properties style:column-width="0.9507in"/>
    </style:style>
    <style:style style:name="Table3.B" style:family="table-column">
      <style:table-column-properties style:column-width="4.8181in"/>
    </style:style>
    <style:style style:name="Table3.C" style:family="table-column">
      <style:table-column-properties style:column-width="1.7313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in" fo:padding-right="0.0799in" fo:padding-top="0.1in" fo:padding-bottom="0in" fo:border="none"/>
    </style:style>
    <style:style style:name="Table3.C1" style:family="table-cell">
      <style:table-cell-properties style:vertical-align="bottom" fo:padding-left="0in" fo:padding-right="0.0799in" fo:padding-top="0.1in" fo:padding-bottom="0in" fo:border="none"/>
    </style:style>
    <style:style style:name="Table7" style:family="table">
      <style:table-properties style:width="7.5in" fo:margin-top="0in" fo:margin-bottom="0in" table:align="center"/>
    </style:style>
    <style:style style:name="Table7.A" style:family="table-column">
      <style:table-column-properties style:column-width="0.9507in"/>
    </style:style>
    <style:style style:name="Table7.B" style:family="table-column">
      <style:table-column-properties style:column-width="6.5493in"/>
    </style:style>
    <style:style style:name="Table7.1" style:family="table-row">
      <style:table-row-properties style:min-row-height="0.0653in" fo:keep-together="auto"/>
    </style:style>
    <style:style style:name="Table7.A1" style:family="table-cell">
      <style:table-cell-properties style:vertical-align="" fo:padding-left="0in" fo:padding-right="0.0799in" fo:padding-top="0in" fo:padding-bottom="0in" fo:border="none"/>
    </style:style>
    <style:style style:name="Table8" style:family="table">
      <style:table-properties style:width="7.5in" fo:margin-top="0in" fo:margin-bottom="0in" table:align="center"/>
    </style:style>
    <style:style style:name="Table8.A" style:family="table-column">
      <style:table-column-properties style:column-width="0.9507in"/>
    </style:style>
    <style:style style:name="Table8.B" style:family="table-column">
      <style:table-column-properties style:column-width="6.5493in"/>
    </style:style>
    <style:style style:name="Table8.1" style:family="table-row">
      <style:table-row-properties style:min-row-height="0.0653in" fo:keep-together="auto"/>
    </style:style>
    <style:style style:name="Table8.A1" style:family="table-cell">
      <style:table-cell-properties style:vertical-align="" fo:padding-left="0in" fo:padding-right="0.0799in" fo:padding-top="0.2in" fo:padding-bottom="0in" fo:border="none"/>
    </style:style>
    <style:style style:name="Table4" style:family="table">
      <style:table-properties style:width="7.5in" fo:margin-top="0in" fo:margin-bottom="0in" table:align="center"/>
    </style:style>
    <style:style style:name="Table4.A" style:family="table-column">
      <style:table-column-properties style:column-width="0.9507in"/>
    </style:style>
    <style:style style:name="Table4.B" style:family="table-column">
      <style:table-column-properties style:column-width="6.5493in"/>
    </style:style>
    <style:style style:name="Table4.1" style:family="table-row">
      <style:table-row-properties style:min-row-height="0.0653in" fo:keep-together="auto"/>
    </style:style>
    <style:style style:name="Table4.A1" style:family="table-cell">
      <style:table-cell-properties style:vertical-align="" fo:padding-left="0in" fo:padding-right="0.0799in" fo:padding-top="0.1in" fo:padding-bottom="0in" fo:border="none"/>
    </style:style>
    <style:style style:name="Table13" style:family="table">
      <style:table-properties style:width="7.5in" fo:margin-top="0in" fo:margin-bottom="0in" table:align="center"/>
    </style:style>
    <style:style style:name="Table13.A" style:family="table-column">
      <style:table-column-properties style:column-width="0.9507in"/>
    </style:style>
    <style:style style:name="Table13.B" style:family="table-column">
      <style:table-column-properties style:column-width="4.8181in"/>
    </style:style>
    <style:style style:name="Table13.C" style:family="table-column">
      <style:table-column-properties style:column-width="1.7313in"/>
    </style:style>
    <style:style style:name="Table13.1" style:family="table-row">
      <style:table-row-properties style:min-row-height="0.0653in" fo:keep-together="auto"/>
    </style:style>
    <style:style style:name="Table13.A1" style:family="table-cell">
      <style:table-cell-properties style:vertical-align="" fo:padding-left="0in" fo:padding-right="0.0799in" fo:padding-top="0.2in" fo:padding-bottom="0in" fo:border="none"/>
    </style:style>
    <style:style style:name="Table16" style:family="table">
      <style:table-properties style:width="7.5in" fo:margin-top="0in" fo:margin-bottom="0in" table:align="center"/>
    </style:style>
    <style:style style:name="Table16.A" style:family="table-column">
      <style:table-column-properties style:column-width="0.9507in"/>
    </style:style>
    <style:style style:name="Table16.B" style:family="table-column">
      <style:table-column-properties style:column-width="4.8181in"/>
    </style:style>
    <style:style style:name="Table16.C" style:family="table-column">
      <style:table-column-properties style:column-width="1.7313in"/>
    </style:style>
    <style:style style:name="Table16.1" style:family="table-row">
      <style:table-row-properties style:min-row-height="0.0653in" fo:keep-together="auto"/>
    </style:style>
    <style:style style:name="Table16.A1" style:family="table-cell">
      <style:table-cell-properties style:vertical-align="" fo:padding-left="0in" fo:padding-right="0.0799in" fo:padding-top="0.2in" fo:padding-bottom="0in" fo:border="none"/>
    </style:style>
    <style:style style:name="Table17" style:family="table">
      <style:table-properties style:width="7.5in" fo:margin-top="0in" fo:margin-bottom="0in" table:align="center"/>
    </style:style>
    <style:style style:name="Table17.A" style:family="table-column">
      <style:table-column-properties style:column-width="0.9507in"/>
    </style:style>
    <style:style style:name="Table17.B" style:family="table-column">
      <style:table-column-properties style:column-width="6.5493in"/>
    </style:style>
    <style:style style:name="Table17.1" style:family="table-row">
      <style:table-row-properties style:min-row-height="0.0653in" fo:keep-together="auto"/>
    </style:style>
    <style:style style:name="Table17.A1" style:family="table-cell">
      <style:table-cell-properties style:vertical-align="" fo:padding-left="0in" fo:padding-right="0.0799in" fo:padding-top="0.2in" fo:padding-bottom="0in" fo:border="none"/>
    </style:style>
    <style:style style:name="P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20eb7cc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rsid="01457e31" officeooo:paragraph-rsid="016f1dab"/>
    </style:style>
    <style:style style:name="P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rsid="01457e31" officeooo:paragraph-rsid="020eb7cc"/>
    </style:style>
    <style:style style:name="P4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8219c0"/>
    </style:style>
    <style:style style:name="P5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bd823b"/>
    </style:style>
    <style:style style:name="P6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officeooo:paragraph-rsid="01d8d13b"/>
    </style:style>
    <style:style style:name="P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0f54a88" officeooo:paragraph-rsid="01eae8cc" style:font-weight-asian="normal" style:font-weight-complex="normal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20eb7cc" style:font-weight-asian="normal" style:font-weight-complex="normal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normal" officeooo:rsid="0269a77f" officeooo:paragraph-rsid="0269a77f" style:font-weight-asian="normal" style:font-weight-complex="normal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1" fo:font-weight="bold" officeooo:rsid="00df5c81" officeooo:paragraph-rsid="01f9ef04" style:font-weight-asian="bold" style:font-weight-complex="bold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Inter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20eb7cc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officeooo:paragraph-rsid="016f1dab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officeooo:paragraph-rsid="01fc07f9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italic" fo:font-weight="normal" officeooo:rsid="00f54a88" officeooo:paragraph-rsid="01eae8cc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italic" fo:font-weight="normal" officeooo:rsid="01ea2b89" officeooo:paragraph-rsid="01eae8cc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bold" officeooo:rsid="007e263d" officeooo:paragraph-rsid="01f8bba3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1f3ee04" officeooo:paragraph-rsid="0221a22b" style:font-name-asian="Roboto2" style:font-size-asian="10pt" style:font-style-asian="normal" style:font-weight-asian="normal" style:font-name-complex="Roboto2" style:font-size-complex="10pt" style:font-style-complex="normal" style:font-weight-complex="bold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20eb7cc" style:font-weight-asian="normal" style:font-weight-complex="normal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Inter1" fo:font-weight="normal" officeooo:rsid="01457e31" officeooo:paragraph-rsid="026645e2" style:font-weight-asian="normal" style:font-weight-complex="normal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1eae8cc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officeooo:paragraph-rsid="020eb7cc"/>
    </style:style>
    <style:style style:name="P2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1eae8cc"/>
    </style:style>
    <style:style style:name="P2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200f106"/>
    </style:style>
    <style:style style:name="P2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269a77f"/>
    </style:style>
    <style:style style:name="P26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1" fo:font-size="10pt" fo:font-style="normal" officeooo:paragraph-rsid="01eae8cc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Inter1" fo:font-size="10pt" fo:font-style="normal" officeooo:paragraph-rsid="0200f106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Inter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2" style:family="paragraph" style:parent-style-name="Standard">
      <style:paragraph-properties fo:line-height="115%" fo:text-align="center" style:justify-single-word="false" fo:orphans="0" fo:widows="0" style:shadow="none"/>
      <style:text-properties style:font-name="Inter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3" style:family="paragraph" style:parent-style-name="Standard">
      <style:paragraph-properties fo:line-height="115%" fo:text-align="center" style:justify-single-word="false" fo:orphans="0" fo:widows="0" style:shadow="none"/>
      <style:text-properties style:font-name="Inter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paragraph-properties fo:line-height="115%" fo:text-align="start" style:justify-single-word="false" fo:orphans="0" fo:widows="0" style:shadow="none"/>
      <style:text-properties style:font-name="Roboto1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paragraph-rsid="016a0624" style:font-name-asian="Roboto2" style:font-size-asian="10pt" style:font-weight-asian="bold" style:font-name-complex="Roboto2" style:font-size-complex="10pt"/>
    </style:style>
    <style:style style:name="P3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eae8cc" style:font-name-asian="Roboto2" style:font-size-asian="10pt" style:font-weight-asian="bold" style:font-name-complex="Roboto2" style:font-size-complex="10pt" style:font-weight-complex="bold"/>
    </style:style>
    <style:style style:name="P37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92b585" officeooo:paragraph-rsid="01eae8cc" style:font-name-asian="Roboto2" style:font-size-asian="10pt" style:font-weight-asian="bold" style:font-name-complex="Roboto2" style:font-size-complex="10pt" style:font-weight-complex="bold"/>
    </style:style>
    <style:style style:name="P38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6f1dab" officeooo:paragraph-rsid="016f1dab" style:font-name-asian="Roboto2" style:font-size-asian="10pt" style:font-weight-asian="bold" style:font-name-complex="Roboto2" style:font-size-complex="10pt" style:font-weight-complex="bold"/>
    </style:style>
    <style:style style:name="P39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26645e2" officeooo:paragraph-rsid="026645e2" style:font-name-asian="Roboto2" style:font-size-asian="10pt" style:font-weight-asian="bold" style:font-name-complex="Roboto2" style:font-size-complex="10pt" style:font-weight-complex="bold"/>
    </style:style>
    <style:style style:name="P4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 Extra Bold" fo:font-size="10pt" fo:font-weight="bold" officeooo:rsid="018f5afd" officeooo:paragraph-rsid="018f5afd" style:font-name-asian="Roboto2" style:font-size-asian="10pt" style:font-weight-asian="bold" style:font-name-complex="Roboto2" style:font-size-complex="10pt"/>
    </style:style>
    <style:style style:name="P4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20eb7cc" style:font-name-asian="Roboto2" style:font-size-asian="10pt" style:font-weight-asian="bold" style:font-name-complex="Roboto2" style:font-size-complex="10pt"/>
    </style:style>
    <style:style style:name="P4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21c47f3" style:font-name-asian="Roboto2" style:font-size-asian="10pt" style:font-weight-asian="bold" style:font-name-complex="Roboto2" style:font-size-complex="10pt"/>
    </style:style>
    <style:style style:name="P4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8219c0" officeooo:paragraph-rsid="01bd823b" style:font-name-asian="Roboto2" style:font-size-asian="10pt" style:font-weight-asian="bold" style:font-name-complex="Roboto2" style:font-size-complex="10pt" style:font-weight-complex="bold"/>
    </style:style>
    <style:style style:name="P4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8219c0" officeooo:paragraph-rsid="018219c0" style:font-name-asian="Roboto2" style:font-size-asian="10pt" style:font-weight-asian="bold" style:font-name-complex="Roboto2" style:font-size-complex="10pt" style:font-weight-complex="bold"/>
    </style:style>
    <style:style style:name="P4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Inter" fo:font-size="10pt" fo:font-weight="bold" officeooo:rsid="016f1dab" officeooo:paragraph-rsid="020eb7cc" style:font-name-asian="Roboto2" style:font-size-asian="10pt" style:font-weight-asian="bold" style:font-name-complex="Roboto2" style:font-size-complex="10pt" style:font-weight-complex="bold"/>
    </style:style>
    <style:style style:name="P46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Inter Extra Bold" fo:font-size="34pt" fo:font-style="normal" style:text-underline-style="none" fo:font-weight="bold" officeooo:paragraph-rsid="00cafff0" style:font-name-asian="Roboto2" style:font-size-asian="34pt" style:font-style-asian="normal" style:font-weight-asian="bold" style:font-name-complex="Roboto2" style:font-size-complex="34pt" style:font-style-complex="normal" style:font-weight-complex="bold"/>
    </style:style>
    <style:style style:name="P47" style:family="paragraph" style:parent-style-name="Standard">
      <style:text-properties officeooo:paragraph-rsid="01eae8cc"/>
    </style:style>
    <style:style style:name="P48" style:family="paragraph" style:parent-style-name="Standard">
      <style:paragraph-properties fo:line-height="100%" fo:text-align="center" style:justify-single-word="false" fo:orphans="0" fo:widows="0"/>
      <style:text-properties style:font-name="Inter1" fo:font-size="10pt" style:text-underline-style="solid" style:text-underline-type="double" style:text-underline-width="auto" style:text-underline-color="font-color" officeooo:paragraph-rsid="00f4d3bb" style:font-size-asian="8.75pt" style:font-size-complex="10pt"/>
    </style:style>
    <style:style style:name="P49" style:family="paragraph" style:parent-style-name="Standard">
      <style:text-properties style:font-name="Inter1" officeooo:paragraph-rsid="016f1dab"/>
    </style:style>
    <style:style style:name="P50" style:family="paragraph" style:parent-style-name="Standard">
      <style:text-properties style:font-name="Inter1" officeooo:paragraph-rsid="021c47f3"/>
    </style:style>
    <style:style style:name="P51" style:family="paragraph" style:parent-style-name="Standard">
      <style:text-properties style:font-name="Inter1" officeooo:paragraph-rsid="01bd823b"/>
    </style:style>
    <style:style style:name="P52" style:family="paragraph" style:parent-style-name="Standard">
      <style:text-properties style:font-name="Inter1" officeooo:paragraph-rsid="020eb7cc"/>
    </style:style>
    <style:style style:name="P53" style:family="paragraph" style:parent-style-name="Standard">
      <style:text-properties officeooo:paragraph-rsid="026645e2"/>
    </style:style>
    <style:style style:name="P54" style:family="paragraph" style:parent-style-name="Standard">
      <style:text-properties officeooo:paragraph-rsid="023b2c24"/>
    </style:style>
    <style:style style:name="P55" style:family="paragraph" style:parent-style-name="Standard">
      <style:text-properties officeooo:paragraph-rsid="021c47f3"/>
    </style:style>
    <style:style style:name="P56" style:family="paragraph" style:parent-style-name="Standard">
      <style:text-properties officeooo:paragraph-rsid="020eb7cc"/>
    </style:style>
    <style:style style:name="P57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102f15b" officeooo:paragraph-rsid="021c47f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8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247b742" officeooo:paragraph-rsid="020eb7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9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247b742" officeooo:paragraph-rsid="0248cb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0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247b742" officeooo:paragraph-rsid="0247b74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1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1a964e2" officeooo:paragraph-rsid="020eb7c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2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2a0f54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3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301382" officeooo:paragraph-rsid="01bd82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4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22da1d1" officeooo:paragraph-rsid="022da1d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5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22e6c7c" officeooo:paragraph-rsid="022e6c7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6" style:family="paragraph" style:parent-style-name="Standard" style:list-style-name="L1">
      <style:paragraph-properties fo:line-height="100%" fo:orphans="0" fo:widows="0"/>
      <style:text-properties style:font-name="Inter1" fo:font-size="10pt" fo:font-style="normal" style:text-underline-style="none" fo:font-weight="normal" officeooo:rsid="00c463f2" officeooo:paragraph-rsid="01f9ef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7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fo:font-size="10pt" fo:font-style="normal" style:text-underline-style="none" fo:font-weight="normal" officeooo:rsid="01e987ef" officeooo:paragraph-rsid="01f9ef0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68" style:family="paragraph" style:parent-style-name="Standard" style:list-style-name="L1">
      <style:paragraph-properties fo:line-height="100%" fo:orphans="0" fo:widows="0"/>
      <style:text-properties style:font-name="Inter1" officeooo:paragraph-rsid="021e127c"/>
    </style:style>
    <style:style style:name="P69" style:family="paragraph" style:parent-style-name="Standard" style:list-style-name="L1">
      <style:paragraph-properties fo:line-height="100%" fo:orphans="0" fo:widows="0"/>
      <style:text-properties style:font-name="Inter1" officeooo:paragraph-rsid="0269d815"/>
    </style:style>
    <style:style style:name="P70" style:family="paragraph" style:parent-style-name="Standard" style:list-style-name="L1">
      <style:paragraph-properties fo:line-height="100%" fo:orphans="0" fo:widows="0"/>
      <style:text-properties style:font-name="Inter1" officeooo:paragraph-rsid="020eb7cc"/>
    </style:style>
    <style:style style:name="P71" style:family="paragraph" style:parent-style-name="Standard" style:list-style-name="L1">
      <style:paragraph-properties fo:line-height="100%" fo:orphans="0" fo:widows="0"/>
      <style:text-properties style:font-name="Inter1" officeooo:paragraph-rsid="018219c0"/>
    </style:style>
    <style:style style:name="P72" style:family="paragraph" style:parent-style-name="Standard" style:list-style-name="L1">
      <style:paragraph-properties fo:line-height="100%" fo:orphans="0" fo:widows="0"/>
      <style:text-properties style:font-name="Inter1" officeooo:paragraph-rsid="018258c6"/>
    </style:style>
    <style:style style:name="P73" style:family="paragraph" style:parent-style-name="Standard" style:list-style-name="L1">
      <style:paragraph-properties fo:line-height="100%" fo:orphans="0" fo:widows="0"/>
      <style:text-properties style:font-name="Inter1" officeooo:paragraph-rsid="01850664"/>
    </style:style>
    <style:style style:name="P74" style:family="paragraph" style:parent-style-name="Standard" style:list-style-name="L1">
      <style:paragraph-properties fo:line-height="100%" fo:orphans="0" fo:widows="0"/>
      <style:text-properties style:font-name="Inter1" officeooo:paragraph-rsid="01f4f1d3"/>
    </style:style>
    <style:style style:name="P75" style:family="paragraph" style:parent-style-name="Standard" style:list-style-name="L1">
      <style:paragraph-properties fo:line-height="100%" fo:text-align="start" style:justify-single-word="false" fo:orphans="0" fo:widows="0"/>
      <style:text-properties style:font-name="Inter1" officeooo:paragraph-rsid="018219c0"/>
    </style:style>
    <style:style style:name="P76" style:family="paragraph" style:parent-style-name="Standard" style:list-style-name="L1">
      <style:paragraph-properties fo:line-height="100%" fo:orphans="0" fo:widows="0"/>
      <style:text-properties style:font-name="Inter1" fo:font-style="normal" style:text-underline-style="none" fo:font-weight="normal" officeooo:rsid="020d70ed" officeooo:paragraph-rsid="020d70ed" style:font-style-asian="normal" style:font-weight-asian="normal" style:font-style-complex="normal" style:font-weight-complex="normal"/>
    </style:style>
    <style:style style:name="P77" style:family="paragraph" style:parent-style-name="Standard" style:list-style-name="L1">
      <style:paragraph-properties fo:line-height="100%" fo:orphans="0" fo:widows="0"/>
      <style:text-properties officeooo:paragraph-rsid="021c47f3"/>
    </style:style>
    <style:style style:name="P78" style:family="paragraph" style:parent-style-name="Standard" style:list-style-name="L1">
      <style:paragraph-properties fo:line-height="100%" fo:orphans="0" fo:widows="0"/>
      <style:text-properties officeooo:paragraph-rsid="02128124"/>
    </style:style>
    <style:style style:name="P7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14ff28a" style:font-weight-asian="bold" style:font-weight-complex="bold"/>
    </style:style>
    <style:style style:name="T3" style:family="text">
      <style:text-properties fo:font-weight="bold" officeooo:rsid="007e263d" style:font-weight-asian="bold" style:font-weight-complex="normal"/>
    </style:style>
    <style:style style:name="T4" style:family="text">
      <style:text-properties fo:font-weight="bold" officeooo:rsid="01ca2b74" style:font-weight-asian="bold"/>
    </style:style>
    <style:style style:name="T5" style:family="text">
      <style:text-properties fo:font-weight="bold" officeooo:rsid="0048f0e9" style:font-weight-asian="bold"/>
    </style:style>
    <style:style style:name="T6" style:family="text">
      <style:text-properties fo:font-weight="bold" officeooo:rsid="014ff28a" style:font-name-asian="Roboto2" style:font-weight-asian="bold" style:font-name-complex="Roboto2" style:font-weight-complex="bold"/>
    </style:style>
    <style:style style:name="T7" style:family="text">
      <style:text-properties fo:font-size="10pt" style:font-name-asian="Roboto2" style:font-size-asian="10pt" style:font-name-complex="Roboto2" style:font-size-complex="10pt"/>
    </style:style>
    <style:style style:name="T8" style:family="text">
      <style:text-properties fo:font-size="10pt" officeooo:rsid="00c463f2" style:font-name-asian="Roboto2" style:font-size-asian="10pt" style:font-name-complex="Roboto2" style:font-size-complex="10pt"/>
    </style:style>
    <style:style style:name="T9" style:family="text">
      <style:text-properties fo:font-size="10pt" officeooo:rsid="022da1d1" style:font-name-asian="Roboto2" style:font-size-asian="10pt" style:font-name-complex="Roboto2" style:font-size-complex="10pt"/>
    </style:style>
    <style:style style:name="T10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11" style:family="text">
      <style:text-properties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2" style:family="text">
      <style:text-properties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13" style:family="text">
      <style:text-properties fo:font-size="10pt" fo:font-weight="bold" officeooo:rsid="0102247f" style:font-name-asian="Roboto2" style:font-size-asian="10pt" style:font-weight-asian="bold" style:font-name-complex="Roboto2" style:font-size-complex="10pt" style:font-weight-complex="bold"/>
    </style:style>
    <style:style style:name="T14" style:family="text">
      <style:text-properties fo:font-size="10pt" fo:font-weight="bold" officeooo:rsid="018c819c" style:font-name-asian="Roboto2" style:font-size-asian="10pt" style:font-weight-asian="bold" style:font-name-complex="Roboto2" style:font-size-complex="10pt" style:font-weight-complex="bold"/>
    </style:style>
    <style:style style:name="T15" style:family="text">
      <style:text-properties fo:font-size="10pt" fo:font-weight="bold" officeooo:rsid="01d4d02e" style:font-name-asian="Roboto2" style:font-size-asian="10pt" style:font-weight-asian="bold" style:font-name-complex="Roboto2" style:font-size-complex="10pt" style:font-weight-complex="bold"/>
    </style:style>
    <style:style style:name="T16" style:family="text">
      <style:text-properties fo:font-size="10pt" fo:font-weight="bold" officeooo:rsid="020d70ed" style:font-name-asian="Roboto2" style:font-size-asian="10pt" style:font-weight-asian="bold" style:font-name-complex="Roboto2" style:font-size-complex="10pt" style:font-weight-complex="bold"/>
    </style:style>
    <style:style style:name="T17" style:family="text">
      <style:text-properties fo:font-size="10pt" fo:font-weight="bold" officeooo:rsid="022ad270" style:font-name-asian="Roboto2" style:font-size-asian="10pt" style:font-weight-asian="bold" style:font-name-complex="Roboto2" style:font-size-complex="10pt" style:font-weight-complex="bold"/>
    </style:style>
    <style:style style:name="T18" style:family="text">
      <style:text-properties fo:font-size="10pt" fo:font-weight="bold" officeooo:rsid="018219c0" style:font-name-asian="Roboto2" style:font-size-asian="10pt" style:font-weight-asian="bold" style:font-name-complex="Roboto2" style:font-size-complex="10pt"/>
    </style:style>
    <style:style style:name="T19" style:family="text">
      <style:text-properties fo:font-size="10pt" fo:font-weight="bold" officeooo:rsid="008b6a72" style:font-name-asian="Roboto2" style:font-size-asian="10pt" style:font-weight-asian="bold" style:font-name-complex="Roboto2" style:font-size-complex="10pt"/>
    </style:style>
    <style:style style:name="T20" style:family="text">
      <style:text-properties fo:font-size="10pt" fo:font-weight="bold" officeooo:rsid="0102247f" style:font-name-asian="Roboto2" style:font-size-asian="10pt" style:font-weight-asian="bold" style:font-name-complex="Roboto2" style:font-size-complex="10pt"/>
    </style:style>
    <style:style style:name="T21" style:family="text">
      <style:text-properties fo:font-size="10pt" fo:font-weight="bold" officeooo:rsid="01871c9e" style:font-name-asian="Roboto2" style:font-size-asian="10pt" style:font-weight-asian="bold" style:font-name-complex="Roboto2" style:font-size-complex="10pt"/>
    </style:style>
    <style:style style:name="T22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23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24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25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26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italic"/>
    </style:style>
    <style:style style:name="T27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italic"/>
    </style:style>
    <style:style style:name="T28" style:family="text">
      <style:text-properties fo:font-size="10pt" fo:font-style="italic" officeooo:rsid="02128124" style:font-name-asian="Roboto2" style:font-size-asian="10pt" style:font-style-asian="italic" style:font-name-complex="Roboto2" style:font-size-complex="10pt" style:font-style-complex="italic"/>
    </style:style>
    <style:style style:name="T29" style:family="text">
      <style:text-properties fo:font-size="10pt" fo:font-style="italic" officeooo:rsid="0263c54e" style:font-name-asian="Roboto2" style:font-size-asian="10pt" style:font-style-asian="italic" style:font-name-complex="Roboto2" style:font-size-complex="10pt" style:font-style-complex="italic"/>
    </style:style>
    <style:style style:name="T30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31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32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normal"/>
    </style:style>
    <style:style style:name="T33" style:family="text">
      <style:text-properties fo:font-size="10pt" fo:font-style="italic" officeooo:rsid="01a964e2" style:font-name-asian="Roboto2" style:font-size-asian="10pt" style:font-style-asian="italic" style:font-name-complex="Roboto2" style:font-size-complex="10pt" style:font-style-complex="normal"/>
    </style:style>
    <style:style style:name="T34" style:family="text">
      <style:text-properties fo:font-size="10pt" fo:font-style="italic" officeooo:rsid="01b1fc9f" style:font-name-asian="Roboto2" style:font-size-asian="10pt" style:font-style-asian="italic" style:font-name-complex="Roboto2" style:font-size-complex="10pt" style:font-style-complex="normal"/>
    </style:style>
    <style:style style:name="T35" style:family="text">
      <style:text-properties fo:font-size="10pt" fo:font-style="italic" officeooo:rsid="01cc2d83" style:font-name-asian="Roboto2" style:font-size-asian="10pt" style:font-style-asian="italic" style:font-name-complex="Roboto2" style:font-size-complex="10pt" style:font-style-complex="normal"/>
    </style:style>
    <style:style style:name="T36" style:family="text">
      <style:text-properties fo:font-size="10pt" fo:font-style="italic" officeooo:rsid="020eb7cc" style:font-name-asian="Roboto2" style:font-size-asian="10pt" style:font-style-asian="italic" style:font-name-complex="Roboto2" style:font-size-complex="10pt" style:font-style-complex="normal"/>
    </style:style>
    <style:style style:name="T37" style:family="text">
      <style:text-properties fo:font-size="10pt" fo:font-style="italic" officeooo:rsid="02399f0e" style:font-name-asian="Roboto2" style:font-size-asian="10pt" style:font-style-asian="italic" style:font-name-complex="Roboto2" style:font-size-complex="10pt" style:font-style-complex="normal"/>
    </style:style>
    <style:style style:name="T38" style:family="text">
      <style:text-properties fo:font-size="10pt" fo:font-style="italic" officeooo:rsid="023d8dcd" style:font-name-asian="Roboto2" style:font-size-asian="10pt" style:font-style-asian="italic" style:font-name-complex="Roboto2" style:font-size-complex="10pt" style:font-style-complex="normal"/>
    </style:style>
    <style:style style:name="T39" style:family="text">
      <style:text-properties fo:font-size="10pt" fo:font-style="italic" officeooo:rsid="026645e2" style:font-name-asian="Roboto2" style:font-size-asian="10pt" style:font-style-asian="italic" style:font-name-complex="Roboto2" style:font-size-complex="10pt" style:font-style-complex="normal"/>
    </style:style>
    <style:style style:name="T40" style:family="text">
      <style:text-properties fo:font-size="10pt" fo:font-style="italic" officeooo:rsid="0269a77f" style:font-name-asian="Roboto2" style:font-size-asian="10pt" style:font-style-asian="italic" style:font-name-complex="Roboto2" style:font-size-complex="10pt" style:font-style-complex="normal"/>
    </style:style>
    <style:style style:name="T41" style:family="text">
      <style:text-properties fo:font-size="10pt" fo:font-style="italic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2" style:family="text">
      <style:text-properties fo:font-size="10pt" fo:font-style="italic" fo:font-weight="normal" officeooo:rsid="01fe808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3" style:family="text">
      <style:text-properties fo:font-size="10pt" fo:font-style="italic" fo:font-weight="normal" officeooo:rsid="020eb7cc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4" style:family="text">
      <style:text-properties fo:font-size="10pt" fo:font-style="italic" fo:font-weight="normal" officeooo:rsid="0230fb95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5" style:family="text">
      <style:text-properties fo:font-size="10pt" fo:font-style="italic" fo:font-weight="normal" officeooo:rsid="02497078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6" style:family="text">
      <style:text-properties fo:font-size="10pt" fo:font-style="italic" fo:font-weight="normal" officeooo:rsid="0255f6ab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7" style:family="text">
      <style:text-properties fo:font-size="10pt" fo:font-style="italic" fo:font-weight="normal" officeooo:rsid="025af211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48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49" style:family="text">
      <style:text-properties fo:font-size="10pt" fo:font-style="italic" style:text-underline-style="none" fo:font-weight="normal" officeooo:rsid="014f975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50" style:family="text">
      <style:text-properties fo:font-size="10pt" fo:font-style="italic" style:text-underline-style="none" fo:font-weight="normal" officeooo:rsid="024bf406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51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52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3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54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55" style:family="text">
      <style:text-properties fo:font-size="10pt" fo:font-style="normal" fo:font-weight="bold" officeooo:rsid="0100c24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56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57" style:family="text">
      <style:text-properties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8" style:family="text">
      <style:text-properties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9" style:family="text">
      <style:text-properties fo:font-size="10pt" fo:font-style="normal" style:text-underline-style="none" fo:font-weight="normal" officeooo:rsid="0158361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0" style:family="text">
      <style:text-properties fo:font-size="10pt" fo:font-style="normal" style:text-underline-style="none" fo:font-weight="normal" officeooo:rsid="015a56a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1" style:family="text">
      <style:text-properties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2" style:family="text">
      <style:text-properties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3" style:family="text">
      <style:text-properties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4" style:family="text">
      <style:text-properties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5" style:family="text">
      <style:text-properties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6" style:family="text">
      <style:text-properties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7" style:family="text">
      <style:text-properties fo:font-size="10pt" fo:font-style="normal" style:text-underline-style="none" fo:font-weight="normal" officeooo:rsid="01741c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8" style:family="text">
      <style:text-properties fo:font-size="10pt" fo:font-style="normal" style:text-underline-style="none" fo:font-weight="normal" officeooo:rsid="01294c7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69" style:family="text">
      <style:text-properties fo:font-size="10pt" fo:font-style="normal" style:text-underline-style="none" fo:font-weight="normal" officeooo:rsid="009c1a7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0" style:family="text">
      <style:text-properties fo:font-size="10pt" fo:font-style="normal" style:text-underline-style="none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1" style:family="text">
      <style:text-properties fo:font-size="10pt" fo:font-style="normal" style:text-underline-style="none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2" style:family="text">
      <style:text-properties fo:font-size="10pt" fo:font-style="normal" style:text-underline-style="none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fo:font-size="10pt" fo:font-style="normal" style:text-underline-style="none" fo:font-weight="normal" officeooo:rsid="018258c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fo:font-size="10pt" fo:font-style="normal" style:text-underline-style="none" fo:font-weight="normal" officeooo:rsid="0183b1f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fo:font-size="10pt" fo:font-style="normal" style:text-underline-style="none" fo:font-weight="normal" officeooo:rsid="0185066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fo:font-size="10pt" fo:font-style="normal" style:text-underline-style="none" fo:font-weight="normal" officeooo:rsid="008e79c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fo:font-size="10pt" fo:font-style="normal" style:text-underline-style="none" fo:font-weight="normal" officeooo:rsid="01372b6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fo:font-size="10pt" fo:font-style="normal" style:text-underline-style="none" fo:font-weight="normal" officeooo:rsid="0135db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fo:font-size="10pt" fo:font-style="normal" style:text-underline-style="none" fo:font-weight="normal" officeooo:rsid="018e753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0" style:family="text">
      <style:text-properties fo:font-size="10pt" fo:font-style="normal" style:text-underline-style="none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1" style:family="text">
      <style:text-properties fo:font-size="10pt" fo:font-style="normal" style:text-underline-style="none" fo:font-weight="normal" officeooo:rsid="021008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2" style:family="text">
      <style:text-properties fo:font-size="10pt" fo:font-style="normal" style:text-underline-style="none" fo:font-weight="normal" officeooo:rsid="0218f00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3" style:family="text">
      <style:text-properties fo:font-size="10pt" fo:font-style="normal" style:text-underline-style="none" fo:font-weight="normal" officeooo:rsid="0226d9a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4" style:family="text">
      <style:text-properties fo:font-size="10pt" fo:font-style="normal" style:text-underline-style="none" fo:font-weight="normal" officeooo:rsid="022aaed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5" style:family="text">
      <style:text-properties fo:font-size="10pt" fo:font-style="normal" style:text-underline-style="none" fo:font-weight="normal" officeooo:rsid="023fda2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6" style:family="text">
      <style:text-properties fo:font-size="10pt" fo:font-style="normal" style:text-underline-style="none" fo:font-weight="normal" officeooo:rsid="0269d81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7" style:family="text">
      <style:text-properties fo:font-size="10pt" fo:font-style="normal" style:text-underline-style="none" fo:font-weight="normal" officeooo:rsid="026a00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8" style:family="text">
      <style:text-properties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89" style:family="text">
      <style:text-properties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90" style:family="text">
      <style:text-properties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91" style:family="text">
      <style:text-properties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92" style:family="text">
      <style:text-properties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93" style:family="text">
      <style:text-properties fo:font-size="10pt" fo:font-style="normal" style:text-underline-style="solid" style:text-underline-width="auto" style:text-underline-color="font-color" fo:font-weight="bold" officeooo:rsid="01475f5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94" style:family="text">
      <style:text-properties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95" style:family="text">
      <style:text-properties fo:font-size="10pt" fo:font-style="normal" officeooo:rsid="008e79c7" style:font-name-asian="Roboto2" style:font-size-asian="10pt" style:font-style-asian="normal" style:font-name-complex="Roboto2" style:font-size-complex="10pt" style:font-style-complex="normal"/>
    </style:style>
    <style:style style:name="T96" style:family="text">
      <style:text-properties fo:font-size="10pt" fo:font-style="normal" officeooo:rsid="01294c75" style:font-name-asian="Roboto2" style:font-size-asian="10pt" style:font-style-asian="normal" style:font-name-complex="Roboto2" style:font-size-complex="10pt" style:font-style-complex="normal"/>
    </style:style>
    <style:style style:name="T97" style:family="text">
      <style:text-properties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98" style:family="text">
      <style:text-properties fo:font-size="10pt" fo:font-style="normal" officeooo:rsid="018258c6" style:font-name-asian="Roboto2" style:font-size-asian="10pt" style:font-style-asian="normal" style:font-name-complex="Roboto2" style:font-size-complex="10pt" style:font-style-complex="normal"/>
    </style:style>
    <style:style style:name="T99" style:family="text">
      <style:text-properties fo:font-size="10pt" fo:font-style="normal" officeooo:rsid="01fe126e" style:font-name-asian="Roboto2" style:font-size-asian="10pt" style:font-style-asian="normal" style:font-name-complex="Roboto2" style:font-size-complex="10pt" style:font-style-complex="normal"/>
    </style:style>
    <style:style style:name="T100" style:family="text">
      <style:text-properties fo:font-size="10pt" fo:font-style="normal" officeooo:rsid="0201ad8e" style:font-name-asian="Roboto2" style:font-size-asian="10pt" style:font-style-asian="normal" style:font-name-complex="Roboto2" style:font-size-complex="10pt" style:font-style-complex="normal"/>
    </style:style>
    <style:style style:name="T101" style:family="text">
      <style:text-properties fo:font-weight="normal" style:font-weight-asian="normal" style:font-weight-complex="normal"/>
    </style:style>
    <style:style style:name="T102" style:family="text">
      <style:text-properties fo:font-weight="normal" officeooo:rsid="01475f55" style:font-weight-asian="normal" style:font-weight-complex="normal"/>
    </style:style>
    <style:style style:name="T103" style:family="text">
      <style:text-properties fo:font-weight="normal" officeooo:rsid="01ff59c5" style:font-weight-asian="normal" style:font-weight-complex="normal"/>
    </style:style>
    <style:style style:name="T104" style:family="text">
      <style:text-properties fo:font-weight="normal" officeooo:rsid="0200cec8" style:font-weight-asian="normal" style:font-weight-complex="normal"/>
    </style:style>
    <style:style style:name="T105" style:family="text">
      <style:text-properties fo:font-weight="normal" officeooo:rsid="01f670b9" style:font-weight-asian="normal"/>
    </style:style>
    <style:style style:name="T106" style:family="text">
      <style:text-properties fo:font-weight="normal" officeooo:rsid="014ff28a" style:font-name-asian="Roboto2" style:font-weight-asian="normal" style:font-name-complex="Roboto2" style:font-weight-complex="normal"/>
    </style:style>
    <style:style style:name="T107" style:family="text">
      <style:text-properties fo:font-weight="normal" officeooo:rsid="0152a1a6" style:font-name-asian="Roboto2" style:font-weight-asian="normal" style:font-name-complex="Roboto2" style:font-weight-complex="normal"/>
    </style:style>
    <style:style style:name="T108" style:family="text">
      <style:text-properties officeooo:rsid="0094c2de"/>
    </style:style>
    <style:style style:name="T109" style:family="text">
      <style:text-properties fo:color="#000000" style:font-name="Inter1" style:text-underline-style="none"/>
    </style:style>
    <style:style style:name="T110" style:family="text">
      <style:text-properties officeooo:rsid="0134be7f"/>
    </style:style>
    <style:style style:name="T111" style:family="text">
      <style:text-properties officeooo:rsid="014965fe"/>
    </style:style>
    <style:style style:name="T112" style:family="text">
      <style:text-properties style:font-name="Inter1" fo:font-size="10pt" fo:font-weight="bold" style:font-name-asian="Roboto2" style:font-size-asian="10pt" style:font-weight-asian="bold" style:font-name-complex="Roboto2" style:font-size-complex="10pt"/>
    </style:style>
    <style:style style:name="T113" style:family="text">
      <style:text-properties style:font-name="Inter1" fo:font-size="10pt" fo:font-weight="bold" officeooo:rsid="0100c247" style:font-name-asian="Roboto2" style:font-size-asian="10pt" style:font-weight-asian="bold" style:font-name-complex="Roboto2" style:font-size-complex="10pt"/>
    </style:style>
    <style:style style:name="T114" style:family="text">
      <style:text-properties style:font-name="Inter1" fo:font-size="10pt" fo:font-weight="bold" officeooo:rsid="00e1f740" style:font-name-asian="Roboto2" style:font-size-asian="10pt" style:font-weight-asian="bold" style:font-name-complex="Roboto2" style:font-size-complex="10pt"/>
    </style:style>
    <style:style style:name="T115" style:family="text">
      <style:text-properties style:font-name="Inter1" fo:font-size="10pt" fo:font-weight="bold" officeooo:rsid="01db6890" style:font-name-asian="Roboto2" style:font-size-asian="10pt" style:font-weight-asian="bold" style:font-name-complex="Roboto2" style:font-size-complex="10pt"/>
    </style:style>
    <style:style style:name="T116" style:family="text">
      <style:text-properties style:font-name="Inter1" fo:font-size="10pt" style:font-size-asian="10pt" style:font-size-complex="10pt"/>
    </style:style>
    <style:style style:name="T117" style:family="text">
      <style:text-properties style:font-name="Inter1" fo:font-size="10pt" officeooo:rsid="01a964e2" style:font-size-asian="10pt" style:font-size-complex="10pt"/>
    </style:style>
    <style:style style:name="T118" style:family="text">
      <style:text-properties style:font-name="Inter1" fo:font-size="10pt" officeooo:rsid="01db6890" style:font-size-asian="10pt" style:font-size-complex="10pt"/>
    </style:style>
    <style:style style:name="T119" style:family="text">
      <style:text-properties style:font-name="Inter1" fo:font-size="10pt" officeooo:rsid="020eb7cc" style:font-size-asian="10pt" style:font-size-complex="10pt"/>
    </style:style>
    <style:style style:name="T120" style:family="text">
      <style:text-properties style:font-name="Inter1" fo:font-size="10pt" officeooo:rsid="0228fcbb" style:font-size-asian="10pt" style:font-size-complex="10pt"/>
    </style:style>
    <style:style style:name="T121" style:family="text">
      <style:text-properties style:font-name="Inter1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2" style:family="text">
      <style:text-properties style:font-name="Inter1" fo:font-size="10pt" fo:font-style="normal" style:text-underline-style="none" fo:font-weight="normal" officeooo: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3" style:family="text">
      <style:text-properties style:font-name="Inter1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4" style:family="text">
      <style:text-properties style:font-name="Inter1" fo:font-size="10pt" fo:font-style="normal" style:text-underline-style="none" fo:font-weight="normal" officeooo:rsid="0169bd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5" style:family="text">
      <style:text-properties style:font-name="Inter1" fo:font-size="10pt" fo:font-style="normal" style:text-underline-style="none" fo:font-weight="normal" officeooo:rsid="0172596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6" style:family="text">
      <style:text-properties style:font-name="Inter1" fo:font-size="10pt" fo:font-style="normal" style:text-underline-style="none" fo:font-weight="normal" officeooo:rsid="014ff28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7" style:family="text">
      <style:text-properties style:font-name="Inter1" fo:font-size="10pt" fo:font-style="normal" style:text-underline-style="none" fo:font-weight="normal" officeooo:rsid="021008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8" style:family="text">
      <style:text-properties style:font-name="Inter1" fo:font-size="10pt" fo:font-style="normal" style:text-underline-style="none" fo:font-weight="normal" officeooo:rsid="02113a8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29" style:family="text">
      <style:text-properties style:font-name="Inter1" fo:font-size="10pt" fo:font-style="normal" style:text-underline-style="none" fo:font-weight="normal" officeooo:rsid="0212812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0" style:family="text">
      <style:text-properties style:font-name="Inter1" fo:font-size="10pt" fo:font-style="normal" style:text-underline-style="none" fo:font-weight="normal" officeooo:rsid="021aafd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1" style:family="text">
      <style:text-properties style:font-name="Inter1" fo:font-size="10pt" fo:font-style="normal" style:text-underline-style="none" fo:font-weight="normal" officeooo:rsid="022103d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2" style:family="text">
      <style:text-properties style:font-name="Inter1" fo:font-size="10pt" fo:font-style="normal" style:text-underline-style="none" fo:font-weight="normal" officeooo:rsid="022ad27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3" style:family="text">
      <style:text-properties style:font-name="Inter1" fo:font-size="10pt" fo:font-style="normal" style:text-underline-style="none" fo:font-weight="normal" officeooo:rsid="0233e5e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34" style:family="text">
      <style:text-properties style:font-name="Inter1" fo:font-size="10pt" fo:font-style="normal" style:text-underline-style="none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35" style:family="text">
      <style:text-properties style:font-name="Inter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136" style:family="text">
      <style:text-properties style:font-name="Inter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37" style:family="text">
      <style:text-properties style:font-name="Inter1" fo:font-size="10pt" fo:font-style="normal" fo:font-weight="bold" officeooo:rsid="014ff28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38" style:family="text">
      <style:text-properties style:font-name="Inter1" fo:font-size="10pt" fo:font-style="normal" fo:font-weight="bold" officeooo:rsid="026645e2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39" style:family="text">
      <style:text-properties style:font-name="Inter1" fo:font-size="10pt" fo:font-style="normal" fo:font-weight="bold" officeooo:rsid="0269a77f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40" style:family="text">
      <style:text-properties style:font-name="Inter1" fo:font-size="10pt" fo:font-style="normal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1" style:family="text">
      <style:text-properties style:font-name="Inter1" fo:font-size="10pt" fo:font-style="normal" fo:font-weight="normal" officeooo:rsid="005fbda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2" style:family="text">
      <style:text-properties style:font-name="Inter1" fo:font-size="10pt" fo:font-style="normal" fo:font-weight="normal" officeooo:rsid="00e1f74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3" style:family="text">
      <style:text-properties style:font-name="Inter1" fo:font-size="10pt" fo:font-style="normal" fo:font-weight="normal" officeooo:rsid="0119fa8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4" style:family="text">
      <style:text-properties style:font-name="Inter1" fo:font-size="10pt" fo:font-style="normal" fo:font-weight="normal" officeooo:rsid="010d678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5" style:family="text">
      <style:text-properties style:font-name="Inter1" fo:font-size="10pt" fo:font-style="normal" fo:font-weight="normal" officeooo:rsid="0060ff9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6" style:family="text">
      <style:text-properties style:font-name="Inter1" fo:font-size="10pt" fo:font-style="normal" fo:font-weight="normal" officeooo:rsid="014ff28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7" style:family="text">
      <style:text-properties style:font-name="Inter1" fo:font-size="10pt" fo:font-style="normal" fo:font-weight="normal" officeooo:rsid="0269a7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48" style:family="text">
      <style:text-properties style:font-name="Inte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49" style:family="text">
      <style:text-properties style:font-name="Inter1" fo:font-size="10pt" fo:font-style="normal" fo:font-weight="normal" officeooo:rsid="01ff59c5" style:font-size-asian="10pt" style:font-style-asian="normal" style:font-weight-asian="normal" style:font-size-complex="10pt" style:font-style-complex="normal" style:font-weight-complex="normal"/>
    </style:style>
    <style:style style:name="T150" style:family="text">
      <style:text-properties style:font-name="Inter1" fo:font-size="10pt" fo:font-style="normal" fo:font-weight="normal" officeooo:rsid="0200cec8" style:font-size-asian="10pt" style:font-style-asian="normal" style:font-weight-asian="normal" style:font-size-complex="10pt" style:font-style-complex="normal" style:font-weight-complex="normal"/>
    </style:style>
    <style:style style:name="T151" style:family="text">
      <style:text-properties style:font-name="Inter1" fo:font-size="10pt" fo:font-style="normal" fo:font-weight="normal" officeooo:rsid="026645e2" style:font-size-asian="10pt" style:font-style-asian="normal" style:font-weight-asian="normal" style:font-size-complex="10pt" style:font-style-complex="normal" style:font-weight-complex="normal"/>
    </style:style>
    <style:style style:name="T152" style:family="text">
      <style:text-properties style:font-name="Inter1" fo:font-size="10pt" fo:font-style="normal" fo:font-weight="normal" officeooo:rsid="02677beb" style:font-size-asian="10pt" style:font-style-asian="normal" style:font-weight-asian="normal" style:font-size-complex="10pt" style:font-style-complex="normal" style:font-weight-complex="normal"/>
    </style:style>
    <style:style style:name="T153" style:family="text">
      <style:text-properties style:font-name="Inter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154" style:family="text">
      <style:text-properties style:font-name="Inter1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55" style:family="text">
      <style:text-properties style:font-name="Inter1" fo:font-size="10pt" fo:font-style="italic" style:font-name-asian="Roboto2" style:font-size-asian="10pt" style:font-style-asian="italic" style:font-name-complex="Roboto2" style:font-size-complex="10pt"/>
    </style:style>
    <style:style style:name="T156" style:family="text">
      <style:text-properties style:font-name="Inter1"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7" style:family="text">
      <style:text-properties style:font-name="Inter1" fo:font-size="10pt" fo:font-style="italic" fo:font-weight="normal" officeooo:rsid="023d8dcd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58" style:family="text">
      <style:text-properties style:font-name="Inter1" fo:font-size="10pt" style:font-name-asian="Roboto2" style:font-size-asian="10pt" style:font-name-complex="Roboto2" style:font-size-complex="10pt"/>
    </style:style>
    <style:style style:name="T159" style:family="text">
      <style:text-properties fo:color="#0066b3" style:font-name="Inter1" style:text-underline-style="solid" style:text-underline-width="auto" style:text-underline-color="font-color"/>
    </style:style>
    <style:style style:name="T160" style:family="text">
      <style:text-properties officeooo:rsid="0190cd32"/>
    </style:style>
    <style:style style:name="T161" style:family="text">
      <style:text-properties fo:font-style="italic" fo:font-weight="normal" officeooo:rsid="014ff28a" style:font-name-asian="Roboto2" style:font-style-asian="italic" style:font-weight-asian="normal" style:font-name-complex="Roboto2" style:font-style-complex="italic" style:font-weight-complex="normal"/>
    </style:style>
    <style:style style:name="T162" style:family="text">
      <style:text-properties officeooo:rsid="01a964e2"/>
    </style:style>
    <style:style style:name="T163" style:family="text">
      <style:text-properties officeooo:rsid="01f670b9" style:font-weight-complex="bold"/>
    </style:style>
    <style:style style:name="T164" style:family="text">
      <style:text-properties officeooo:rsid="01f683f8" style:font-weight-complex="bold"/>
    </style:style>
    <style:style style:name="T165" style:family="text">
      <style:text-properties officeooo:rsid="01cc2d83"/>
    </style:style>
    <style:style style:name="T166" style:family="text">
      <style:text-properties style:font-name="Inter Extra Bold"/>
    </style:style>
    <style:style style:name="T167" style:family="text">
      <style:text-properties style:font-weight-complex="normal"/>
    </style:style>
    <style:style style:name="T168" style:family="text">
      <style:text-properties officeooo:rsid="024575bc" style:font-weight-complex="normal"/>
    </style:style>
    <style:style style:name="T169" style:family="text">
      <style:text-properties officeooo:rsid="024de0ba"/>
    </style:style>
    <style:style style:name="T170" style:family="text">
      <style:text-properties officeooo:rsid="025c4f92"/>
    </style:style>
    <style:style style:name="T171" style:family="text">
      <style:text-properties officeooo:rsid="025e4cce"/>
    </style:style>
    <style:style style:name="T172" style:family="text">
      <style:text-properties officeooo:rsid="02600270"/>
    </style:style>
    <style:style style:name="T173" style:family="text">
      <style:text-properties officeooo:rsid="0260b33e"/>
    </style:style>
    <style:style style:name="T174" style:family="text">
      <style:text-properties officeooo:rsid="02616afe"/>
    </style:style>
    <style:style style:name="T175" style:family="text">
      <style:text-properties officeooo:rsid="02659fb2"/>
    </style:style>
    <style:style style:name="T17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1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5091in" svg:y="0.4634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5374in" svg:y="0.6693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5402in" svg:y="0.8689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1" text:anchor-type="page" text:anchor-page-number="1" svg:x="6.2126in" svg:y="0.4646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2126in" svg:y="0.6693in" svg:width="0.189in" svg:height="0.189in" draw:z-index="5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2126in" svg:y="0.8661in" svg:width="0.1874in" svg:height="0.1874in" draw:z-index="3">
        <draw:image xlink:href="Pictures/10000201000003E8000003E85996F9E76E303C74.png" xlink:type="simple" xlink:show="embed" xlink:actuate="onLoad" loext:mime-type="image/png"/>
      </draw:fram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6"><text:span text:style-name="T108">R</text:span>ICHARD <text:span text:style-name="T165">S. </text:span>ZHU</text:p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4"><text:a xlink:type="simple" xlink:href="mailto:rszhu@berkeley.edu" text:style-name="Internet_20_link" text:visited-style-name="Visited_20_Internet_20_Link"><text:span text:style-name="T109">rszhu@berkeley.edu</text:span></text:a></text:p>
            <text:p text:style-name="P29">858-371-8838</text:p>
            <text:p text:style-name="P28">Berkeley, CA</text:p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30"><text:a xlink:type="simple" xlink:href="https://www.linkedin.com/in/rszhu/" text:style-name="Internet_20_link" text:visited-style-name="Visited_20_Internet_20_Link"><text:span text:style-name="T159">linkedin.com/in/rszhu</text:span></text:a></text:p>
            <text:p text:style-name="P30"><text:a xlink:type="simple" xlink:href="https://github.com/richardszhu" text:style-name="Internet_20_link" text:visited-style-name="Visited_20_Internet_20_Link"><text:span text:style-name="T159">github.com/richardszhu</text:span></text:a></text:p>
            <text:p text:style-name="P31"><text:a xlink:type="simple" xlink:href="https://www.ocf.berkeley.edu/~rszhu/" text:style-name="Internet_20_link" text:visited-style-name="Visited_20_Internet_20_Link"><text:span text:style-name="T159">ocf.io/rszhu</text:span></text:a></text:p>
          </table:table-cell>
        </table:table-row>
      </table:table>
      <text:p text:style-name="P48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0">EDUCATION</text:p>
          </table:table-cell>
          <table:table-cell table:style-name="Table5.A1" office:value-type="string">
            <text:p text:style-name="P11">University of California, Berkeley</text:p>
            <text:p text:style-name="P14"><text:span text:style-name="T52">B.A. Computer Science</text:span><text:span text:style-name="T10"> <text:s text:c="38"/></text:span><text:span text:style-name="T22"><text:s text:c="7"/></text:span><text:span text:style-name="T53"><text:s/></text:span><text:span text:style-name="T10"><text:s text:c="81"/></text:span><text:span text:style-name="T7"><text:s text:c="89"/></text:span><text:span text:style-name="T23"><text:s text:c="13"/></text:span></text:p>
          </table:table-cell>
          <table:table-cell table:style-name="Table5.C1" office:value-type="string">
            <text:p text:style-name="P17"><text:span text:style-name="T163">Grad</text:span><text:span text:style-name="T164">uation</text:span><text:span text:style-name="T163"> </text:span><text:span text:style-name="T105">May 2023</text:span></text:p>
            <text:p text:style-name="P18"><text:span text:style-name="T1">GPA</text:span><text:span text:style-name="T167"> 3.9</text:span><text:span text:style-name="T168">4</text:span><text:span text:style-name="T5"> </text:span><text:span text:style-name="T4"><text:s/></text:span><text:span text:style-name="T3"><text:s/>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5"/>
          </table:table-cell>
          <table:table-cell table:style-name="Table10.A1" office:value-type="string">
            <text:p text:style-name="P6"><office:annotation office:name="__Annotation__905_40995002133"><dc:creator>Unknown Author</dc:creator><dc:date>2020-01-01T12:33:41.070615008</dc:date><text:p text:style-name="P79"><text:span text:style-name="T176">Top Margin : 0</text:span></text:p><text:p text:style-name="P79"><text:span text:style-name="T176">Bottom Margin : 0</text:span></text:p></office:annotation><text:span text:style-name="T80">Coursework:</text:span><office:annotation-end office:name="__Annotation__905_40995002133"/><text:span text:style-name="T48"> </text:span><text:span text:style-name="T49">Data Structures, </text:span><text:span text:style-name="T50">Computer Architecture</text:span><text:span text:style-name="T41">,</text:span><text:span text:style-name="T44"> </text:span><text:span text:style-name="T45">Discrete Math, </text:span><text:span text:style-name="T46">Probability Theory,</text:span><text:span text:style-name="T45"> </text:span><text:span text:style-name="T44">Linear Algebra,</text:span><text:span text:style-name="T42"> </text:span><text:span text:style-name="T47">Circuit Analysis</text:span><text:span text:style-name="T10"> <text:s text:c="3"/></text:span><text:span text:style-name="T7"><text:s text:c="89"/></text:span><text:span text:style-name="T23"><text:s text:c="13"/></text:span></text:p>
          </table:table-cell>
        </table:table-row>
      </table:table>
      <text:p text:style-name="P49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8">EXPERIENCE</text:p>
          </table:table-cell>
          <table:table-cell table:style-name="Table6.A1" office:value-type="string">
            <text:p text:style-name="P12"><text:span text:style-name="Strong_20_Emphasis"><text:span text:style-name="T119">UC Berkeley Dept. of Anthropology</text:span></text:span></text:p>
            <text:p text:style-name="P13"><text:span text:style-name="T43">Software Developer</text:span><text:span text:style-name="T10"> <text:s text:c="23"/></text:span><text:span text:style-name="T51"><text:s/></text:span><text:span text:style-name="T10"><text:s text:c="51"/></text:span><text:span text:style-name="T22"><text:s text:c="7"/></text:span><text:span text:style-name="T53"><text:s/></text:span><text:span text:style-name="T10"><text:s text:c="81"/></text:span><text:span text:style-name="T7"><text:s text:c="89"/></text:span><text:span text:style-name="T23"><text:s text:c="13"/></text:span></text:p>
          </table:table-cell>
          <table:table-cell table:style-name="Table6.C1" office:value-type="string">
            <text:p text:style-name="P2"><text:span text:style-name="T56"><text:s/></text:span><text:span text:style-name="T55">Berkeley</text:span><text:span text:style-name="T54">, CA</text:span></text:p>
            <text:p text:style-name="P19"><text:span text:style-name="T24"><text:s/></text:span><text:span text:style-name="T28">Feb</text:span><text:span text:style-name="T36">. 2020 </text:span><text:span text:style-name="T31">— </text:span><text:span text:style-name="T37">May 2020</text:span><text:span text:style-name="T36"> </text:span></text:p>
          </table:table-cell>
        </table:table-row>
      </table:table>
      <text:p text:style-name="P5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2"/>
          </table:table-cell>
          <table:table-cell table:style-name="Table1.A1" office:value-type="string">
            <text:list xml:id="list1542867080" text:style-name="L1">
              <text:list-item>
                <text:p text:style-name="P57">Developed an automated image processing pipeline in Python, used to process 151,173 unique manuscript scans collected from an archaeological site in Queretaro, Mexico</text:p>
              </text:list-item>
              <text:list-item>
                <text:p text:style-name="P77"><text:span text:style-name="Strong_20_Emphasis"><text:span text:style-name="T131">Employed OpenCV to </text:span></text:span><text:span text:style-name="Strong_20_Emphasis"><text:span text:style-name="T132">dewarp, deskew, and binarize </text:span></text:span><text:span text:style-name="Strong_20_Emphasis"><text:span text:style-name="T133">image </text:span></text:span><text:span text:style-name="Strong_20_Emphasis"><text:span text:style-name="T132">scans to </text:span></text:span><text:span text:style-name="Strong_20_Emphasis"><text:span text:style-name="T127">optimize text legibility</text:span></text:span></text:p>
              </text:list-item>
              <text:list-item>
                <text:p text:style-name="P68"><text:span text:style-name="Strong_20_Emphasis"><text:span text:style-name="T67">Extracted text data from select</text:span></text:span><text:span text:style-name="Strong_20_Emphasis"><text:span text:style-name="T83">ed</text:span></text:span><text:span text:style-name="Strong_20_Emphasis"><text:span text:style-name="T67"> documents via OCR, utilizing Google Cloud’s Vision API</text:span></text:span></text:p>
              </text:list-item>
              <text:list-item>
                <text:p text:style-name="P69"><text:span text:style-name="Strong_20_Emphasis"><text:span text:style-name="T86">Refactored code and </text:span></text:span><text:span text:style-name="Strong_20_Emphasis"><text:span text:style-name="T87">wrote </text:span></text:span><text:span text:style-name="Strong_20_Emphasis"><text:span text:style-name="T86">documentation to aid future development of the project</text:span></text:span></text:p>
              </text:list-item>
            </text:list>
          </table:table-cell>
        </table:table-row>
      </table:table>
      <text:p text:style-name="P50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45"/>
          </table:table-cell>
          <table:table-cell table:style-name="Table9.A1" office:value-type="string">
            <text:p text:style-name="P12"><text:span text:style-name="Strong_20_Emphasis"><text:span text:style-name="T117">UC Berkeley </text:span></text:span><text:span text:style-name="Strong_20_Emphasis"><text:span text:style-name="T120">College of Engineering</text:span></text:span></text:p>
            <text:p text:style-name="P22"><text:span text:style-name="Strong_20_Emphasis"><text:span text:style-name="T157">Course Tutor</text:span></text:span><text:span text:style-name="T153"> <text:s/></text:span><text:span text:style-name="T112"><text:s text:c="27"/></text:span><text:span text:style-name="T153"><text:s/></text:span><text:span text:style-name="T112"><text:s text:c="51"/></text:span><text:span text:style-name="T154"><text:s text:c="7"/></text:span><text:span text:style-name="T135"><text:s/></text:span><text:span text:style-name="T112"><text:s text:c="81"/></text:span><text:span text:style-name="T158"><text:s text:c="89"/></text:span><text:span text:style-name="T155"><text:s text:c="13"/></text:span></text:p>
          </table:table-cell>
          <table:table-cell table:style-name="Table9.C1" office:value-type="string">
            <text:p text:style-name="P1"><text:span text:style-name="T162">Berkeley</text:span>, CA</text:p>
            <text:p text:style-name="P19"><text:span text:style-name="T24"><text:s/></text:span><text:span text:style-name="T29">May</text:span><text:span text:style-name="T31"> 20</text:span><text:span text:style-name="T33">20</text:span><text:span text:style-name="T31"> — </text:span><text:span text:style-name="T38">Present</text:span></text:p>
          </table:table-cell>
        </table:table-row>
      </table:table>
      <text:p text:style-name="P56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41"/>
          </table:table-cell>
          <table:table-cell table:style-name="Table14.A1" office:value-type="string">
            <text:list xml:id="list123218434613963" text:continue-numbering="true" text:style-name="L1">
              <text:list-item>
                <text:p text:style-name="P58"><text:span text:style-name="T171">Taught for</text:span> 12 hours/week as an official course tutor for CS 61A (Intro to Programming) </text:p>
              </text:list-item>
              <text:list-item>
                <text:p text:style-name="P59"><text:span text:style-name="T171">Led</text:span> <text:span text:style-name="T172">6 weekly </text:span>group <text:span text:style-name="T169">tutoring </text:span>sections, <text:span text:style-name="T173">covering </text:span>topics <text:span text:style-name="T170">such as recursion, abstraction, and OOP</text:span></text:p>
              </text:list-item>
              <text:list-item>
                <text:p text:style-name="P61"><text:span text:style-name="T174">Answered questions and assisted</text:span> students <text:span text:style-name="T169">with coding assignments during office hours</text:span></text:p>
              </text:list-item>
              <text:list-item>
                <text:p text:style-name="P60">Graded <text:span text:style-name="T175">student projects</text:span> for correctness <text:span text:style-name="T174">and proper programming style</text:span></text:p>
              </text:list-item>
            </text:list>
          </table:table-cell>
        </table:table-row>
      </table:table>
      <text:p text:style-name="P56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5"/>
          </table:table-cell>
          <table:table-cell table:style-name="Table3.A1" office:value-type="string">
            <text:p text:style-name="P12"><text:span text:style-name="T113">California </text:span><text:span text:style-name="T115">PATH (</text:span><text:span text:style-name="Strong_20_Emphasis"><text:span text:style-name="T116">Partners for Advanced Transportation Technology</text:span></text:span><text:span text:style-name="Strong_20_Emphasis"><text:span text:style-name="T118">)</text:span></text:span></text:p>
            <text:p text:style-name="P22"><text:span text:style-name="Strong_20_Emphasis"><text:span text:style-name="T156">Research Assistant</text:span></text:span><text:span text:style-name="T112"> <text:s text:c="16"/></text:span><text:span text:style-name="T153"><text:s/></text:span><text:span text:style-name="T112"><text:s text:c="51"/></text:span><text:span text:style-name="T154"><text:s text:c="7"/></text:span><text:span text:style-name="T135"><text:s/></text:span><text:span text:style-name="T112"><text:s text:c="81"/></text:span><text:span text:style-name="T158"><text:s text:c="89"/></text:span><text:span text:style-name="T155"><text:s text:c="13"/></text:span></text:p>
          </table:table-cell>
          <table:table-cell table:style-name="Table3.C1" office:value-type="string">
            <text:p text:style-name="P3"><text:span text:style-name="T56"><text:s/></text:span><text:span text:style-name="T55">Berkeley</text:span><text:span text:style-name="T54">, CA</text:span></text:p>
            <text:p text:style-name="P8"><text:span text:style-name="T24"><text:s/></text:span><text:span text:style-name="T26">Oct</text:span><text:span text:style-name="T25">.</text:span><text:span text:style-name="T31"> 201</text:span><text:span text:style-name="T32">9</text:span><text:span text:style-name="T31"> — </text:span><text:span text:style-name="T35">Jan</text:span><text:span text:style-name="T34">. 2020</text:span></text:p>
          </table:table-cell>
        </table:table-row>
      </table:table>
      <text:p text:style-name="P5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1"/>
          </table:table-cell>
          <table:table-cell table:style-name="Table7.A1" office:value-type="string">
            <text:list xml:id="list123217118231489" text:continue-numbering="true" text:style-name="L1">
              <text:list-item>
                <text:p text:style-name="P78"><text:span text:style-name="T128">Evaluated</text:span><text:span text:style-name="T121"> potential safety impacts</text:span><text:span text:style-name="T122"> </text:span><text:span text:style-name="T123">o</text:span><text:span text:style-name="T121">f </text:span><text:span text:style-name="T129">a</text:span><text:span text:style-name="T122"> </text:span><text:span text:style-name="T123">Caltrans-</text:span><text:span text:style-name="T125">proposed</text:span><text:span text:style-name="T124"> </text:span><text:span text:style-name="T130">free</text:span><text:span text:style-name="T124">way</text:span><text:span text:style-name="T130"> emergency alert</text:span><text:span text:style-name="T123"> system</text:span></text:p>
              </text:list-item>
              <text:list-item>
                <text:p text:style-name="P70"><text:span text:style-name="T61">S</text:span><text:span text:style-name="T62">ynced</text:span><text:span text:style-name="T57"> </text:span><text:span text:style-name="T62">position</text:span><text:span text:style-name="T63">al</text:span><text:span text:style-name="T58">, </text:span><text:span text:style-name="T63">sensor</text:span><text:span text:style-name="T58">, and </text:span><text:span text:style-name="T63">behavioral</text:span><text:span text:style-name="T57"> data </text:span><text:span text:style-name="T61">collected </text:span><text:span text:style-name="T57">from </text:span><text:span text:style-name="T67">driving</text:span><text:span text:style-name="T60"> </text:span><text:span text:style-name="T57">simulation</text:span><text:span text:style-name="T58"> </text:span><text:span text:style-name="T67">experiments</text:span></text:p>
              </text:list-item>
              <text:list-item>
                <text:p text:style-name="P70"><text:span text:style-name="Strong_20_Emphasis"><text:span text:style-name="T64">Wrote Python scripts to </text:span></text:span><text:span text:style-name="Strong_20_Emphasis"><text:span text:style-name="T82">high</text:span></text:span><text:span text:style-name="Strong_20_Emphasis"><text:span text:style-name="T85">l</text:span></text:span><text:span text:style-name="Strong_20_Emphasis"><text:span text:style-name="T82">ight</text:span></text:span><text:span text:style-name="Strong_20_Emphasis"><text:span text:style-name="T59"> key </text:span></text:span><text:span text:style-name="Strong_20_Emphasis"><text:span text:style-name="T81">p</text:span></text:span><text:span text:style-name="Strong_20_Emphasis"><text:span text:style-name="T59">oints </text:span></text:span><text:span text:style-name="Strong_20_Emphasis"><text:span text:style-name="T81">from</text:span></text:span><text:span text:style-name="Strong_20_Emphasis"><text:span text:style-name="T59"> </text:span></text:span><text:span text:style-name="Strong_20_Emphasis"><text:span text:style-name="T81">over 40 unique driver trial data sets</text:span></text:span></text:p>
              </text:list-item>
            </text:list>
          </table:table-cell>
        </table:table-row>
      </table:table>
      <text:p text:style-name="P52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4"><office:annotation office:name="__Annotation__1352_1647437908"><dc:creator>Unknown Author</dc:creator><dc:date>2020-01-04T16:43:11.210977179</dc:date><text:p text:style-name="P79"><text:span text:style-name="T177">Projects all one table except HEADER</text:span></text:p></office:annotation><text:span text:style-name="T166">PROJECTS</text:span><office:annotation-end office:name="__Annotation__1352_1647437908"/></text:p>
          </table:table-cell>
          <table:table-cell table:style-name="Table8.A1" office:value-type="string">
            <text:p text:style-name="P4"><text:span text:style-name="Strong_20_Emphasis"><text:span text:style-name="T18">I</text:span></text:span><text:span text:style-name="Strong_20_Emphasis"><text:span text:style-name="T19">nvestment </text:span></text:span><text:span text:style-name="Strong_20_Emphasis"><text:span text:style-name="T20">Portfolio Diversity Visualiz</text:span></text:span><text:span text:style-name="Strong_20_Emphasis"><text:span text:style-name="T21">er </text:span></text:span><text:span text:style-name="Strong_20_Emphasis"><text:span text:style-name="T13">(</text:span></text:span><text:span text:style-name="Strong_20_Emphasis"><text:span text:style-name="T12">Python</text:span></text:span><text:span text:style-name="Strong_20_Emphasis"><text:span text:style-name="T13">)</text:span></text:span></text:p>
            <text:list xml:id="list123217378745507" text:continue-numbering="true" text:style-name="L1">
              <text:list-item>
                <text:p text:style-name="P75"><text:span text:style-name="T90">Won </text:span><text:span text:style-name="T91">the </text:span><text:span text:style-name="T92">BlackRock API Prize at Cal Hacks </text:span><text:span text:style-name="T93">6.0</text:span><text:span text:style-name="T89">,</text:span><text:span text:style-name="T66"> the largest collegiate hackathon in the world</text:span></text:p>
              </text:list-item>
              <text:list-item>
                <text:p text:style-name="P71"><text:span text:style-name="T68">Built</text:span><text:span text:style-name="T69"> </text:span><text:span text:style-name="T68">a </text:span><text:span text:style-name="T69">tool</text:span><text:span text:style-name="T65"> </text:span><text:span text:style-name="T74">that </text:span><text:span text:style-name="T84">provides</text:span><text:span text:style-name="T74"> insight</text:span><text:span text:style-name="T84">s</text:span><text:span text:style-name="T74"> into the diversity of</text:span><text:span text:style-name="T65"> </text:span><text:span text:style-name="T74">an </text:span><text:span text:style-name="T65">investment portfolio </text:span><text:span text:style-name="T79">in relation to</text:span><text:span text:style-name="T65"> any</text:span><text:span text:style-name="T73"> </text:span><text:span text:style-name="T74">applicable </text:span><text:span text:style-name="T65">security </text:span><text:span text:style-name="T75">data </text:span><text:span text:style-name="T65">attribute </text:span><text:span text:style-name="T75">(e.g., sector, asset type, or country)</text:span></text:p>
              </text:list-item>
              <text:list-item>
                <text:p text:style-name="P72"><text:span text:style-name="T94">Leveraged</text:span><text:span text:style-name="T95"> BlackRock’</text:span><text:span text:style-name="T96">s</text:span><text:span text:style-name="T95"> </text:span><text:span text:style-name="T100">Aladdin </text:span><text:span text:style-name="T95">API to </text:span><text:span text:style-name="T100">compile and </text:span><text:span text:style-name="T95">categorize </text:span><text:span text:style-name="T97">security</text:span><text:span text:style-name="T95"> data</text:span><text:span text:style-name="T97"> </text:span><text:span text:style-name="T98">from</text:span><text:span text:style-name="T99"> </text:span><text:span text:style-name="T100">stock</text:span><text:span text:style-name="T99"> ticker</text:span><text:span text:style-name="T100">s</text:span></text:p>
              </text:list-item>
              <text:list-item>
                <text:p text:style-name="P73"><text:span text:style-name="T70">Integrated</text:span><text:span text:style-name="T65"> MatPlotLib to visualize </text:span><text:span text:style-name="T71">calculated diversity</text:span><text:span text:style-name="T65"> data and create a GUI for </text:span><text:span text:style-name="T73">portfolio </text:span><text:span text:style-name="T72">input</text:span><text:span text:style-name="T65"> <text:s text:c="3"/></text:span><text:span text:style-name="T88"><text:s text:c="7"/></text:span><text:span text:style-name="T65"><text:s/></text:span><text:span text:style-name="T88"><text:s text:c="2"/></text:span><text:span text:style-name="T10"><text:s text:c="13"/></text:span><text:span text:style-name="T51"><text:s/></text:span><text:span text:style-name="T10"><text:s text:c="51"/></text:span><text:span text:style-name="T22"><text:s text:c="7"/></text:span><text:span text:style-name="T53"><text:s/></text:span><text:span text:style-name="T10"><text:s text:c="81"/></text:span><text:span text:style-name="T7"><text:s text:c="89"/></text:span><text:span text:style-name="T23"><text:s text:c="13"/></text:span></text:p>
              </text:list-item>
            </text:list>
          </table:table-cell>
        </table:table-row>
      </table:table>
      <text:p text:style-name="P5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5"><text:span text:style-name="Strong_20_Emphasis"><text:span text:style-name="T13">Bomberman Remastered </text:span></text:span><text:span text:style-name="Strong_20_Emphasis"><text:span text:style-name="T15">(Java)</text:span></text:span></text:p>
            <text:list xml:id="list123216656912748" text:continue-numbering="true" text:style-name="L1">
              <text:list-item>
                <text:p text:style-name="P62">Created an improved remake of the game Bomberman that runs on modern operating systems</text:p>
              </text:list-item>
              <text:list-item>
                <text:p text:style-name="P63">Devised a <text:span text:style-name="T110">completely original</text:span> “competitive mode”, featuring dynamic multiplayer gameplay</text:p>
              </text:list-item>
              <text:list-item>
                <text:p text:style-name="P74"><text:span text:style-name="T76">Utilized the Java Swing toolkit to design </text:span><text:span text:style-name="T77">menus</text:span><text:span text:style-name="T78">,</text:span><text:span text:style-name="T76"> </text:span><text:span text:style-name="T78">handle controls, and execute game events</text:span><text:span text:style-name="T88"> <text:s text:c="2"/></text:span><text:span text:style-name="T10"><text:s text:c="11"/></text:span><text:span text:style-name="T51"><text:s/></text:span><text:span text:style-name="T10"><text:s text:c="51"/></text:span><text:span text:style-name="T22"><text:s text:c="7"/></text:span><text:span text:style-name="T53"><text:s/></text:span><text:span text:style-name="T10"><text:s text:c="81"/></text:span><text:span text:style-name="T7"><text:s text:c="89"/></text:span><text:span text:style-name="T23"><text:s text:c="13"/>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5"><text:span text:style-name="Strong_20_Emphasis"><text:span text:style-name="T16">Gitl</text:span></text:span><text:span text:style-name="Strong_20_Emphasis"><text:span text:style-name="T17">et</text:span></text:span><text:span text:style-name="Strong_20_Emphasis"><text:span text:style-name="T14"> (</text:span></text:span><text:span text:style-name="Strong_20_Emphasis"><text:span text:style-name="T16">Java</text:span></text:span><text:span text:style-name="Strong_20_Emphasis"><text:span text:style-name="T14">)</text:span></text:span></text:p>
            <text:list xml:id="list123217241675821" text:continue-numbering="true" text:style-name="L1">
              <text:list-item>
                <text:p text:style-name="P76"><text:span text:style-name="T8">C</text:span><text:span text:style-name="T7">onstructed a</text:span><text:span text:style-name="T9"> working version control system that replicates the core functionality of Git</text:span></text:p>
              </text:list-item>
              <text:list-item>
                <text:p text:style-name="P64">Implemented features such as file staging, commits, branching, merging, tracking status, etc.</text:p>
              </text:list-item>
              <text:list-item>
                <text:p text:style-name="P65">Supported pushing, pulling, and fetching between remote Gitlet repositories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10"><text:span text:style-name="Strong_20_Emphasis"><text:span text:style-name="T11">Personal Website (HTML, CSS, JavaScript) </text:span></text:span></text:p>
            <text:list xml:id="list123216868724971" text:continue-numbering="true" text:style-name="L1">
              <text:list-item>
                <text:p text:style-name="P66"><text:soft-page-break/>Designed and built a personal site from scratch, utilizing the Bootstrap front end framework</text:p>
              </text:list-item>
              <text:list-item>
                <text:p text:style-name="P67">Ensured font and layout compatibility for any operating system, display size, or web browser</text:p>
              </text:list-item>
            </text:list>
          </table:table-cell>
        </table:table-row>
      </table:table>
      <text:p text:style-name="P54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39">ACTIVITIES</text:p>
          </table:table-cell>
          <table:table-cell table:style-name="Table13.A1" office:value-type="string">
            <text:p text:style-name="P25"><text:span text:style-name="T139">Academic Intern, </text:span><text:span text:style-name="T147">CS 61B (Data Structures)</text:span></text:p>
            <text:p text:style-name="P25"><text:span text:style-name="T138">Academic Intern</text:span><text:span text:style-name="T146">, </text:span><text:span text:style-name="T148">C</text:span><text:span text:style-name="T151">S 61A </text:span><text:span text:style-name="T152">(Intro to Programming)</text:span><text:span text:style-name="T112"> <text:s text:c="26"/></text:span><text:span text:style-name="T154"><text:s text:c="7"/></text:span><text:span text:style-name="T135"><text:s/></text:span><text:span text:style-name="T112"><text:s text:c="81"/></text:span><text:span text:style-name="T158"><text:s text:c="89"/></text:span><text:span text:style-name="T155"><text:s text:c="13"/></text:span></text:p>
          </table:table-cell>
          <table:table-cell table:style-name="Table13.A1" office:value-type="string">
            <text:p text:style-name="P9"><text:span text:style-name="T39">M</text:span><text:span text:style-name="T31">ay 2020 — <text:s/>Present</text:span></text:p>
            <text:p text:style-name="P20"><text:span text:style-name="T24">J</text:span><text:span text:style-name="T27">an</text:span><text:span text:style-name="T24">.</text:span><text:span text:style-name="T31"> 20</text:span><text:span text:style-name="T33">20</text:span><text:span text:style-name="T31"> — </text:span><text:span text:style-name="T39">May 2020</text:span><text:span text:style-name="T40"> </text:span></text:p>
          </table:table-cell>
        </table:table-row>
      </table:table>
      <text:p text:style-name="P53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36">A<text:span text:style-name="T160">WARDS</text:span></text:p>
          </table:table-cell>
          <table:table-cell table:style-name="Table16.A1" office:value-type="string">
            <text:p text:style-name="P26"><text:span text:style-name="T2">Winner</text:span><text:span text:style-name="T106">, </text:span><text:span text:style-name="T101">CalHacks </text:span><text:span text:style-name="T102">6.0 BlackRock API Prize </text:span></text:p>
            <text:p text:style-name="P24"><text:span text:style-name="T134">Winner</text:span><text:span text:style-name="T126">,</text:span><text:span text:style-name="T137"> </text:span><text:span text:style-name="T148">Intuit George A. Hansen </text:span><text:span text:style-name="T150">Computer Science</text:span><text:span text:style-name="T148"> </text:span><text:span text:style-name="T149">Scholarship</text:span></text:p>
            <text:p text:style-name="P27"><text:span text:style-name="T6">Winner</text:span><text:span text:style-name="T106">,</text:span><text:span text:style-name="T161"> </text:span><text:span text:style-name="T107">I</text:span><text:span text:style-name="T103">ntuit </text:span><text:span text:style-name="T104">Academic</text:span><text:span text:style-name="T103"> Scholarship</text:span></text:p>
            <text:p text:style-name="P23"><text:span text:style-name="T136">Champion</text:span><text:span text:style-name="T140">, Southern California Developmental Soccer League Div. 1</text:span><text:span text:style-name="T112"> <text:s text:c="14"/></text:span><text:span text:style-name="T153"><text:s/></text:span><text:span text:style-name="T112"><text:s text:c="51"/></text:span><text:span text:style-name="T154"><text:s text:c="7"/></text:span><text:span text:style-name="T135"><text:s/></text:span><text:span text:style-name="T112"><text:s text:c="81"/></text:span><text:span text:style-name="T158"><text:s text:c="89"/></text:span><text:span text:style-name="T155"><text:s text:c="13"/></text:span></text:p>
          </table:table-cell>
          <table:table-cell table:style-name="Table16.A1" office:value-type="string">
            <text:p text:style-name="P7"><text:span text:style-name="T31">O</text:span><text:span text:style-name="T30">ct. 2019</text:span></text:p>
            <text:p text:style-name="P15"><text:span text:style-name="T111">Apr</text:span>. 2019</text:p>
            <text:p text:style-name="P15"><text:span text:style-name="T111">Apr</text:span>. 2019</text:p>
            <text:p text:style-name="P16">Dec. 2018</text:p>
          </table:table-cell>
        </table:table-row>
      </table:table>
      <text:p text:style-name="P47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37">SKILLS</text:p>
          </table:table-cell>
          <table:table-cell table:style-name="Table17.A1" office:value-type="string">
            <text:p text:style-name="P21"><text:span text:style-name="T142">Python, Java, SQL, HTML/CSS, JavaScript, </text:span><text:span text:style-name="T141">Git, </text:span><text:span text:style-name="T143">Unix,</text:span><text:span text:style-name="T144"> </text:span><text:span text:style-name="T145">Bootstrap, NumPy</text:span><text:span text:style-name="T114"> </text:span><text:span text:style-name="T112"><text:s text:c="43"/></text:span><text:span text:style-name="T154"><text:s text:c="7"/></text:span><text:span text:style-name="T135"><text:s/></text:span><text:span text:style-name="T112"><text:s text:c="81"/></text:span><text:span text:style-name="T158"><text:s text:c="89"/></text:span><text:span text:style-name="T155"><text:s text:c="13"/></text:span>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ter1" svg:font-family="Inter" style:font-pitch="variable"/>
    <style:font-face style:name="Inter" svg:font-family="Inter" style:font-adornments="Bold" style:font-pitch="variable"/>
    <style:font-face style:name="Inter Extra Bold" svg:font-family="'Inter Extra Bold'" style:font-pitch="variable"/>
    <style:font-face style:name="Roboto1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598in" fo:margin-bottom="0.5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26T12:32:16.199350927</dc:date>
    <meta:editing-duration>P2DT21H51M38S</meta:editing-duration>
    <meta:editing-cycles>469</meta:editing-cycles>
    <meta:document-statistic meta:table-count="14" meta:image-count="6" meta:object-count="0" meta:page-count="2" meta:paragraph-count="70" meta:word-count="499" meta:character-count="5782" meta:non-whitespace-character-count="2984"/>
  </office:meta>
</office:document-meta>
</file>